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3pt" style:font-size-asian="13pt" style:font-size-complex="13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3pt" style:font-size-asian="13pt" style:font-size-complex="13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User-Dokumentation</text:p>
      <text:p text:style-name="P2"/>
      <text:p text:style-name="P1">zur Android-Applikation „I see something you don't“</text:p>
      <text:p text:style-name="P3"/>
      <text:p text:style-name="P3"/>
      <text:p text:style-name="P3">Index:<text:tab/><text:tab/>1. Allgemeine Funktionen und Sinn der App</text:p>
      <text:p text:style-name="P3"><text:tab/><text:tab/>2. Ein- und Ausgaben</text:p>
      <text:p text:style-name="P3"><text:tab/><text:tab/>3. Technik hinter der App</text:p>
      <text:p text:style-name="P3"/>
      <text:p text:style-name="P3"/>
      <text:p text:style-name="P3"/>
      <text:p text:style-name="P3"/>
      <text:list xml:id="list6453290053030930061" text:style-name="L1">
        <text:list-item>
          <text:list>
            <text:list-item>
              <text:list>
                <text:list-item>
                  <text:p text:style-name="P5">Allgemeine Funktionen und Sinn der App</text:p>
                </text:list-item>
              </text:list>
            </text:list-item>
          </text:list>
        </text:list-item>
      </text:list>
      <text:p text:style-name="P3"/>
      <text:p text:style-name="P3"><text:tab/>Die Applikation „I see something you don't“ ist eine App, die blinden Menschen </text:p>
      <text:p text:style-name="P3"><text:tab/>bei der Navigation und Orientierung unterstützen soll. Die blinde Person schaltet </text:p>
      <text:p text:style-name="P3"><text:tab/>die App ein und erhält dann ein Feedback von der App in Form von Vibrationen </text:p>
      <text:p text:style-name="P3"><text:tab/>oder einer Audioausgabe. Das Feedback wird entweder durch die App selber oder</text:p>
      <text:p text:style-name="P3"><text:tab/>von einem persönlichen Trainer, der ebenfalls die App benutzt, erzeugt und an den</text:p>
      <text:p text:style-name="P3"><text:tab/>Blinden gesendet. Die Informationen, die der Benutzer erhält, warnen ihn vor</text:p>
      <text:p text:style-name="P3"><text:tab/>kommenden Hindernissen und geben ihm Auskunft darüber, wo er sich gerade</text:p>
      <text:p text:style-name="P3"><text:tab/>befindet. Die Applikation soll den klassischen Blindenstock nicht unbedingt </text:p>
      <text:p text:style-name="P3"><text:tab/>ersetzen, ihn aber unterstützen und verbessern.</text:p>
      <text:p text:style-name="P3"/>
      <text:p text:style-name="P3"/>
      <text:p text:style-name="P3"/>
      <text:list xml:id="list437832136306609451" text:style-name="L2">
        <text:list-item>
          <text:list>
            <text:list-item>
              <text:list>
                <text:list-item>
                  <text:p text:style-name="P6">Ein- und Ausgaben</text:p>
                </text:list-item>
              </text:list>
            </text:list-item>
          </text:list>
        </text:list-item>
      </text:list>
      <text:p text:style-name="P3"/>
      <text:p text:style-name="P3"><text:tab/>Die Applikation lässt sich problemlos von einem Blinden bedienen, da sie sich </text:p>
      <text:p text:style-name="P3"><text:tab/>durch standardmäßige Interaktionen mit dem Display nutzen lässt. Sobald der </text:p>
      <text:p text:style-name="P3"><text:tab/>Blinde diese einmal verinnerlicht hat beherrscht er die App wie im Schlaf. </text:p>
      <text:p text:style-name="P3"><text:tab/>Außerdem wird er durch eine Sprachausgabe unterstützt. Diese teilt dem Benutzer</text:p>
      <text:p text:style-name="P3"><text:tab/>mit, wie weit er noch von einem möglichen Hindernis entfernt ist, ob das GPS am</text:p>
      <text:p text:style-name="P3"><text:tab/>Handy aktiviert ist oder ob noch Kopfhörer am Handy angeschlossen sind. </text:p>
      <text:p text:style-name="P3"><text:tab/>Sollte der Blinde ein Problem haben, kann er ein SOS-Signal an seinen Trainer <text:tab/>versenden, indem er dreimal, in einem Abstand von jeweils maximal 5 Sekunden,</text:p>
      <text:p text:style-name="P3"><text:tab/>lange auf das Display drückt.</text:p>
      <text:p text:style-name="P3"><text:tab/>Oben rechts befindet sich ein Menü. Hier befinden sich Buttons, mit denen </text:p>
      <text:list xml:id="list870707675137048191" text:style-name="L3">
        <text:list-item>
          <text:p text:style-name="P7">RFID-Events kreiert werden können, da das Handy keinen RFID-Scanner hat und kein Objekt mit RFID-Tags versehen ist.</text:p>
        </text:list-item>
        <text:list-item>
          <text:p text:style-name="P7">die GPS-Koordinaten ausgegeben werden können.</text:p>
        </text:list-item>
        <text:list-item>
          <text:p text:style-name="P7">die App beendet werden kann.</text:p>
        </text:list-item>
      </text:list>
      <text:p text:style-name="P3"><text:tab/>Das Menü soll später nur den Trainern zu Verfügung stehen. Zur Zeit gibt es aber </text:p>
      <text:p text:style-name="P3"><text:tab/>nur eine GUI-Version für alle Benutzer.</text:p>
      <text:p text:style-name="P3"/>
      <text:p text:style-name="P3"><text:soft-page-break/><text:tab/>Es gibt eine weitere Möglichkeit, mit der die App beendet werden kann. Der</text:p>
      <text:p text:style-name="P3"><text:tab/>Benutzer muss lediglich eine Linie von der unteren linken zur oberen rechten </text:p>
      <text:p text:style-name="P3"><text:tab/>Ecke ziehen.</text:p>
      <text:p text:style-name="P3"/>
      <text:p text:style-name="P3"/>
      <text:p text:style-name="P3"/>
      <text:list xml:id="list6853991419284197033" text:style-name="L4">
        <text:list-item>
          <text:list>
            <text:list-item>
              <text:list>
                <text:list-item>
                  <text:p text:style-name="P8">Technik hinter der App*</text:p>
                </text:list-item>
              </text:list>
            </text:list-item>
          </text:list>
        </text:list-item>
      </text:list>
      <text:p text:style-name="P3"><text:tab/></text:p>
      <text:p text:style-name="P3"><text:tab/>Um dem Benutzer vor Hindernissen zu warnen sind allerhand Daten notwendig.</text:p>
      <text:p text:style-name="P3"><text:tab/>Zunächst benötigt das Programm seine GPS-Koordinaten, um ihn in der Welt zu</text:p>
      <text:p text:style-name="P3"><text:tab/>lokalisieren. Dann greift die App via eines Servers auf ein Modell der Welt zu und</text:p>
      <text:p text:style-name="P3"><text:tab/>kann so genau bestimmen, ob sich die Person gerade auf dem Bürgersteig, der </text:p>
      <text:p text:style-name="P3"><text:tab/>Straße, einer Wiese oder in einem Gebäude befindet. Im Modell sind sämtliche </text:p>
      <text:p text:style-name="P3"><text:tab/>festen Gefahren gespeichert, seien es Mauern oder Straßen. Diese Informationen</text:p>
      <text:p text:style-name="P3"><text:tab/>alleine reichen allerdings nicht aus, um sicher durch eine Stadt navigiert zu werden.</text:p>
      <text:p text:style-name="P3"><text:tab/>Denn vor allem dort warten eine Menge bewegliche oder nicht immer stationäre,</text:p>
      <text:p text:style-name="P3"><text:tab/>potenzielle Hindernisse. Um einen Zusammenstoß mit diesen zu vermeiden, sind</text:p>
      <text:p text:style-name="P3"><text:tab/>sämtliche Objekte, wie etwa Mülleimer, Blumenkübel oder Bänke, mit RFID-Tags</text:p>
      <text:p text:style-name="P3"><text:tab/>versehen. Der RFID-Sensor im Handy reagiert auf die Tags und warnt den Benutzer</text:p>
      <text:p text:style-name="P3"><text:tab/>so rechtzeitig vor einem möglichen Zusammenstoß. Da andere Passanten ebenfalls</text:p>
      <text:p text:style-name="P3"><text:tab/>die App benutzten, werden auch ihre GPS-Koordinaten ins Modell der Welt</text:p>
      <text:p text:style-name="P3"><text:tab/>eingespeist und so kann der Blinde auch vor diesem Zusammenprall gewarnt </text:p>
      <text:p text:style-name="P3"><text:tab/>werden. Da die nicht-blinden Benutzer von den dauernden Warnhinweisen mit der </text:p>
      <text:p text:style-name="P3"><text:tab/>Zeit ziemlich genervt sein würden, bietet die App auch einen stummen Modus.</text:p>
      <text:p text:style-name="P3"/>
      <text:p text:style-name="P3"/>
      <text:p text:style-name="P3"/>
      <text:p text:style-name="P3"><text:tab/>* Einige der Angaben basieren auf einer fiktiven, futuristischen We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01:48:21.17</meta:creation-date>
    <dc:date>2013-06-19T22:53:08.07</dc:date>
    <meta:editing-duration>PT6H40M8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2" meta:paragraph-count="52" meta:word-count="529" meta:character-count="3450"/>
  </office:meta>
</office:document-meta>
</file>